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Ubuntu Mono" fo:font-size="11.3999996185303pt"/>
    </style:style>
    <style:style style:name="P3" style:family="paragraph" style:parent-style-name="Preformatted_20_Text">
      <style:paragraph-properties fo:margin-top="0cm" fo:margin-bottom="0cm" style:contextual-spacing="false" fo:padding="0cm" fo:border="none"/>
      <style:text-properties style:font-name="Ubuntu Mono" fo:font-size="11.3999996185303pt"/>
    </style:style>
    <style:style style:name="T1" style:family="text">
      <style:text-properties fo:color="#cda8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rstudio_console_output"/><text:span text:style-name="T1">&gt; computeAngleByFcFi(top,"top")</text:span></text:p>
      <text:p text:style-name="P3">[1] <text:s/>4.5859425 <text:s/>2.4292689 -0.4646967</text:p>
      <text:p text:style-name="P3">[1] 5.21039</text:p>
      <text:p text:style-name="P3">[1] 26.50878</text:p>
      <text:p text:style-name="P3"><text:span text:style-name="T1">&gt; computeAngleByFcFi(leftHand,"leftHand")</text:span></text:p>
      <text:p text:style-name="P3">[1] -0.3415954 <text:s/>0.4611706 <text:s/>0.1410244</text:p>
      <text:p text:style-name="P3">[1] 0.5909768</text:p>
      <text:p text:style-name="P3">[1] 41.03606</text:p>
      <text:p text:style-name="P3"><text:span text:style-name="T1">&gt; computeAngleByFcFi(rightHand,"rightHand")</text:span></text:p>
      <text:p text:style-name="P3">[1] <text:s/>0.3923319 <text:s/>0.4025662 -0.4914234</text:p>
      <text:p text:style-name="P3">[1] 0.7466464</text:p>
      <text:p text:style-name="P3">[1] 44.64328</text:p>
      <text:p text:style-name="P3"><text:span text:style-name="T1">&gt; computeAngleByFcFi(leftPants,"leftPants")</text:span></text:p>
      <text:p text:style-name="P3">[1] -4.180209 <text:s/>1.900770 <text:s/>9.512211</text:p>
      <text:p text:style-name="P3">[1] 10.56263</text:p>
      <text:p text:style-name="P3">[1] 13.69663</text:p>
      <text:p text:style-name="P3"><text:span text:style-name="T1">&gt; computeAngleByFcFi(rightPants,"rightPants")</text:span></text:p>
      <text:p text:style-name="P3">[1] -0.57041805 <text:s/>0.08724925 -0.27132732</text:p>
      <text:p text:style-name="P3">[1] 0.637658</text:p>
      <text:p text:style-name="P3">[1] 105.7418</text:p>
      <text:p text:style-name="P2"><text:span text:style-name="T1"/></text:p>
      <text:p text:style-name="P1"/>
      <text:p text:style-name="P1"/>
      <text:p text:style-name="P2"><text:bookmark text:name="rstudio_console_output3"/><text:span text:style-name="T1">&gt; computeAngleByFcFi(top,"top")</text:span></text:p>
      <text:p text:style-name="P3">[1] 0.10732354 0.01934132 0.17461198</text:p>
      <text:p text:style-name="P3">[1] 0.2058683</text:p>
      <text:p text:style-name="P3">[1] 83.97485</text:p>
      <text:p text:style-name="P3"><text:span text:style-name="T1">&gt; computeAngleByFcFi(leftHand,"leftHand")</text:span></text:p>
      <text:p text:style-name="P3">[1] -0.1127505 <text:s/>0.1884083 <text:s/>0.1634514</text:p>
      <text:p text:style-name="P3">[1] 0.2737275</text:p>
      <text:p text:style-name="P3">[1] 58.66656</text:p>
      <text:p text:style-name="P3"><text:span text:style-name="T1">&gt; computeAngleByFcFi(rightHand,"rightHand")</text:span></text:p>
      <text:p text:style-name="P3">[1] -0.04237839 -0.07081022 -0.14276091</text:p>
      <text:p text:style-name="P3">[1] 0.164896</text:p>
      <text:p text:style-name="P3">[1] 115.0874</text:p>
      <text:p text:style-name="P3"><text:span text:style-name="T1">&gt; computeAngleByFcFi(leftPants,"leftPants")</text:span></text:p>
      <text:p text:style-name="P3">[1] <text:s/>0.29394952 -0.05060851 <text:s/>0.46901171</text:p>
      <text:p text:style-name="P3">[1] 0.5558233</text:p>
      <text:p text:style-name="P3">[1] 42.53056</text:p>
      <text:p text:style-name="P3"><text:span text:style-name="T1">&gt; computeAngleByFcFi(rightPants,"rightPants")</text:span></text:p>
      <text:p text:style-name="P3">[1] -0.03538446 -0.01477098 <text:s/>0.14493366</text:p>
      <text:p text:style-name="P3">[1] 0.14992</text:p>
      <text:p text:style-name="P3">[1] 3.020208</text:p>
      <text:p text:style-name="P2"><text:span text:style-name="T1"/></text:p>
      <text:p text:style-name="P3"/>
      <text:p text:style-name="P3"/>
      <text:p text:style-name="P3"><text:bookmark text:name="rstudio_console_output2"/><text:span text:style-name="T1">&gt; computeAngleByFcFi(top,"top")</text:span></text:p>
      <text:p text:style-name="P3">[1] <text:s/>0.7417251 <text:s/>0.1201650 -0.4038768</text:p>
      <text:p text:style-name="P3">[1] 0.8530605</text:p>
      <text:p text:style-name="P3">[1] 4.207615</text:p>
      <text:p text:style-name="P3"><text:span text:style-name="T1">&gt; computeAngleByFcFi(leftHand,"leftHand")</text:span></text:p>
      <text:p text:style-name="P3">[1] <text:s/>0.10661148 -0.15334423 -0.05995775</text:p>
      <text:p text:style-name="P3">[1] 0.1961515</text:p>
      <text:p text:style-name="P3">[1] 147.3274</text:p>
      <text:p text:style-name="P3"><text:span text:style-name="T1">&gt; computeAngleByFcFi(rightHand,"rightHand")</text:span></text:p>
      <text:p text:style-name="P3">[1] -0.21894670 -0.17581149 <text:s/>0.08745599</text:p>
      <text:p text:style-name="P3">[1] 0.2941018</text:p>
      <text:p text:style-name="P3">[1] 160.9841</text:p>
      <text:p text:style-name="P3"><text:span text:style-name="T1">&gt; computeAngleByFcFi(leftPants,"leftPants")</text:span></text:p>
      <text:p text:style-name="P3">[1] <text:s/>0.1943418 -0.4301619 <text:s/>0.9854868</text:p>
      <text:p text:style-name="P3">[1] 1.0927</text:p>
      <text:p text:style-name="P3">[1] 10.41211</text:p>
      <text:p text:style-name="P3"><text:span text:style-name="T1">&gt; computeAngleByFcFi(rightPants,"rightPants")</text:span></text:p>
      <text:p text:style-name="P3"><text:soft-page-break/>[1] <text:s/>0.08831096 <text:s/>0.12192717 -0.31741949</text:p>
      <text:p text:style-name="P3">[1] 0.3513121</text:p>
      <text:p text:style-name="P3">[1] 54.25493</text:p>
      <text:p text:style-name="P3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5:40:26.669642951</meta:creation-date>
    <dc:date>2016-02-26T16:32:30.119769861</dc:date>
    <meta:editing-duration>PT51M4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150" meta:character-count="1532" meta:non-whitespace-character-count="1420"/>
  </office:meta>
</office:document-meta>
</file>